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>
        <style:tab-stops>
          <style:tab-stop style:position="7.5cm" style:type="center"/>
          <style:tab-stop style:position="15cm" style:type="right"/>
          <style:tab-stop style:position="16.9cm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style:font-name="Cambria"/>
    </style:style>
    <style:style style:name="P3" style:family="paragraph" style:parent-style-name="Standard">
      <loext:graphic-properties draw:fill="none" draw:fill-color="#dddddd"/>
      <style:paragraph-properties fo:background-color="transparent"/>
      <style:text-properties officeooo:rsid="00037abd" officeooo:paragraph-rsid="00071de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Heading_20_3">
      <style:paragraph-properties fo:margin-left="0cm" fo:margin-right="0cm" fo:text-indent="0.751cm" style:auto-text-indent="false"/>
    </style:style>
    <style:style style:name="P6" style:family="paragraph" style:parent-style-name="Heading_20_3">
      <style:paragraph-properties fo:margin-left="0cm" fo:margin-right="0cm" fo:text-indent="0.751cm" style:auto-text-indent="false"/>
      <style:text-properties fo:language="es" fo:country="ES"/>
    </style:style>
    <style:style style:name="P7" style:family="paragraph" style:parent-style-name="Heading_20_1">
      <loext:graphic-properties draw:fill="solid" draw:fill-color="#4f81bd"/>
      <style:paragraph-properties fo:margin-left="0cm" fo:margin-right="0cm" fo:text-align="center" style:justify-single-word="false" fo:text-indent="0.751cm" style:auto-text-indent="false" fo:background-color="#4f81bd"/>
      <style:text-properties fo:language="es" fo:country="ES"/>
    </style:style>
    <style:style style:name="P8" style:family="paragraph" style:parent-style-name="Standard">
      <style:text-properties officeooo:rsid="000a48f6" officeooo:paragraph-rsid="000a48f6"/>
    </style:style>
    <style:style style:name="P9" style:family="paragraph" style:parent-style-name="Standard">
      <style:paragraph-properties fo:text-align="center" style:justify-single-word="false"/>
      <style:text-properties officeooo:rsid="000a48f6" officeooo:paragraph-rsid="000a48f6"/>
    </style:style>
    <style:style style:name="P10" style:family="paragraph" style:parent-style-name="Heading_20_1" style:master-page-name="Standard">
      <loext:graphic-properties draw:fill="solid" draw:fill-color="#4f81bd"/>
      <style:paragraph-properties fo:margin-left="0cm" fo:margin-right="0cm" fo:margin-top="0.353cm" fo:margin-bottom="0cm" style:contextual-spacing="false" fo:text-align="center" style:justify-single-word="false" fo:text-indent="0.751cm" style:auto-text-indent="false" style:page-number="auto" fo:background-color="#4f81bd"/>
      <style:text-properties fo:language="es" fo:country="ES"/>
    </style:style>
    <style:style style:name="P11" style:family="paragraph" style:parent-style-name="Standard">
      <loext:graphic-properties draw:fill="solid" draw:fill-color="#dddddd"/>
      <style:paragraph-properties fo:background-color="#dddddd"/>
      <style:text-properties fo:font-size="8pt" officeooo:rsid="0008a084" officeooo:paragraph-rsid="0008a084" style:font-size-asian="8pt" style:font-size-complex="8pt"/>
    </style:style>
    <style:style style:name="P12" style:family="paragraph" style:parent-style-name="Standard">
      <loext:graphic-properties draw:fill="solid" draw:fill-color="#dddddd"/>
      <style:paragraph-properties fo:background-color="#dddddd"/>
      <style:text-properties fo:font-size="8pt" officeooo:paragraph-rsid="000aa9c1" style:font-size-asian="8pt" style:font-size-complex="8pt"/>
    </style:style>
    <style:style style:name="P13" style:family="paragraph" style:parent-style-name="Standard">
      <loext:graphic-properties draw:fill="solid" draw:fill-color="#dddddd"/>
      <style:paragraph-properties fo:background-color="#dddddd"/>
      <style:text-properties fo:font-size="8pt" officeooo:rsid="000aa9c1" officeooo:paragraph-rsid="000aa9c1" style:font-size-asian="8pt" style:font-size-complex="8pt"/>
    </style:style>
    <style:style style:name="P14" style:family="paragraph" style:parent-style-name="Standard">
      <style:text-properties officeooo:paragraph-rsid="000aa9c1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71dee"/>
    </style:style>
    <style:style style:name="T3" style:family="text">
      <style:text-properties fo:language="es" fo:country="ES" officeooo:rsid="000aa9c1"/>
    </style:style>
    <style:style style:name="T4" style:family="text">
      <style:text-properties officeooo:rsid="00071dee"/>
    </style:style>
    <style:style style:name="T5" style:family="text">
      <style:text-properties officeooo:rsid="000aa9c1"/>
    </style:style>
    <style:style style:name="T6" style:family="text">
      <style:text-properties fo:color="#00000a" loext:opacity="100%" style:font-name="Calibri" fo:language="es" fo:country="ES" style:letter-kerning="false" style:font-name-asian="Droid Sans Fallback" style:language-asian="en" style:country-asian="US" style:font-name-complex="DejaVu Sans" style:language-complex="en" style:country-complex="US"/>
    </style:style>
    <style:style style:name="T7" style:family="text">
      <style:text-properties fo:color="#00000a" loext:opacity="100%" style:font-name="Calibri" fo:language="es" fo:country="ES" officeooo:rsid="000aa9c1" style:letter-kerning="false" style:font-name-asian="Droid Sans Fallback" style:language-asian="en" style:country-asian="US" style:font-name-complex="DejaVu Sans" style:language-complex="en" style:country-complex="US"/>
    </style:style>
    <style:style style:name="T8" style:family="text">
      <style:text-properties officeooo:rsid="000bb60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PRÁCTICA 2<text:line-break/>Diseño e implementación de un <text:span text:style-name="T8">juego basado en “mario kart”</text:span></text:h>
      <text:h text:style-name="P7" text:outline-level="1">Plantilla para la descripción del <text:span text:style-name="T4">juego</text:span></text:h>
      <text:p text:style-name="Standard"/>
      <text:h text:style-name="Heading_20_3" text:outline-level="3">NOMBRE DEL JUEGO</text:h>
      <text:p text:style-name="P8"/>
      <text:p text:style-name="P9">_____________________________________________________________________________</text:p>
      <text:p text:style-name="P8"/>
      <text:h text:style-name="P5" text:outline-level="3">Personas que forman el grupo de prácticas</text:h>
      <text:p text:style-name="Standard"/>
      <text:p text:style-name="Standard"><text:bookmark text:name="__DdeLink__2457_101012740"/>Nombre de<text:span text:style-name="T5">l/de la </text:span><text:s/><text:span text:style-name="T5">Estudiante</text:span>:<text:tab/>___________________________________________________________________</text:p>
      <text:p text:style-name="Standard"/>
      <text:p text:style-name="P14"><text:bookmark text:name="__DdeLink__2457_1010127401"/>Nombre de<text:span text:style-name="T5">l/de la </text:span><text:s/><text:span text:style-name="T5">Estudiante</text:span>:<text:tab/>___________________________________________________________________</text:p>
      <text:p text:style-name="Standard"/>
      <text:p text:style-name="Standard"/>
      <text:h text:style-name="P6" text:outline-level="3">Descripción</text:h>
      <text:p text:style-name="P4"/>
      <text:p text:style-name="P12">Describir <text:span text:style-name="T4">cómo va ser vuestro juego concreto.</text:span></text:p>
      <text:p text:style-name="P12"><text:span text:style-name="T4">Cómo va a ser </text:span><text:span text:style-name="T5">el personaje principal</text:span><text:span text:style-name="T4">, qué elementos va a tener </text:span><text:span text:style-name="T5">y c</text:span><text:span text:style-name="T7">ómo van a ser</text:span><text:span text:style-name="T4">: </text:span><text:span text:style-name="T5">los obst</text:span><text:span text:style-name="T7">áculos buenos, los malos</text:span><text:span text:style-name="T4">, y </text:span><text:span text:style-name="T5">los objetos voladores.</text:span><text:span text:style-name="T4"> </text:span><text:span text:style-name="T5">Incluir im</text:span><text:span text:style-name="T7">ágenes de dichos elementos.</text:span></text:p>
      <text:p text:style-name="P12"><text:span text:style-name="T7">Los elementos que ya estén modelados en el momento de hacer este documento, se pueden incluir sus respectivos renders. Para los elementos que no esté aún modelados, se pueden dibujar a mano y escanearlos o fotografiarlos para incluirlos en este documento. </text:span></text:p>
      <text:p text:style-name="P13">Explicar tambi<text:span text:style-name="T6">én en qué medida van a beneficiar o perjudicar al personaje la captura de los distintos elementos. Explicar también el sistema de puntuación.</text:span></text:p>
      <text:p text:style-name="P11">Igualmente, se debe indicar cuál va a ser el objeto articulado obligatorio y qué parte del mismo es la que va a estar en continuo movimiento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Droid Sans Fallback" style:font-size-asian="11pt" style:language-asian="en" style:country-asian="US" style:font-name-complex="DejaVu Sans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Calibri" fo:font-size="11pt" fo:language="en" fo:country="US" style:letter-kerning="false" style:font-name-asian="Droid Sans Fallback" style:font-size-asian="11pt" style:language-asian="en" style:country-asian="US" style:font-name-complex="DejaVu Sans" style:font-size-complex="11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199cm" style:contextual-spacing="false" fo:line-height="115%" fo:text-align="justify" style:justify-single-word="false" fo:orphans="2" fo:widows="2" fo:text-indent="0.751cm" style:auto-text-indent="false" style:punctuation-wrap="hanging" style:writing-mode="lr-tb"/>
      <style:text-properties fo:color="#00000a" loext:opacity="100%" style:font-name="Calibri" fo:font-family="Calibri" style:font-family-generic="roman" style:font-pitch="variable" fo:font-size="10pt" fo:language="es" fo:country="ES" style:letter-kerning="false" style:font-name-asian="Droid Sans Fallback" style:font-family-asian="'Droid Sans Fallback'" style:font-family-generic-asian="system" style:font-pitch-asian="variable" style:font-size-asian="10pt" style:language-asian="en" style:country-asian="US" style:font-name-complex="DejaVu Sans" style:font-family-complex="'DejaVu Sans'" style:font-family-generic-complex="system" style:font-pitch-complex="variable" style:font-size-complex="10pt" style:language-complex="en" style:country-complex="US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Tahoma1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loext:graphic-properties draw:fill="solid" draw:fill-color="#4f81bd"/>
      <style:paragraph-properties fo:margin-left="0cm" fo:margin-right="0cm" fo:margin-top="0.353cm" fo:margin-bottom="0cm" style:contextual-spacing="false" fo:text-indent="0.751cm" style:auto-text-indent="false" fo:background-color="#4f81bd" fo:padding="0cm" fo:border="3pt solid #4f81bd"/>
      <style:text-properties fo:text-transform="uppercase" fo:color="#ffffff" loext:opacity="100%" fo:font-size="11pt" fo:letter-spacing="0.026cm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loext:graphic-properties draw:fill="solid" draw:fill-color="#dbe5f1"/>
      <style:paragraph-properties fo:margin-left="0cm" fo:margin-right="0cm" fo:margin-top="0.353cm" fo:margin-bottom="0cm" style:contextual-spacing="false" fo:text-indent="0.751cm" style:auto-text-indent="false" fo:background-color="#dbe5f1" fo:padding="0cm" fo:border="3pt solid #dbe5f1"/>
      <style:text-properties fo:text-transform="uppercase" fo:font-size="11pt" fo:letter-spacing="0.026cm" style:font-size-asian="11pt" style:font-size-complex="11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margin-top="0.529cm" fo:margin-bottom="0cm" style:contextual-spacing="false" fo:text-indent="0.751cm" style:auto-text-indent="false" fo:padding-left="0.071cm" fo:padding-right="0cm" fo:padding-top="0.071cm" fo:padding-bottom="0cm" fo:border-left="0.74pt solid #4f81bd" fo:border-right="none" fo:border-top="0.74pt solid #4f81bd" fo:border-bottom="none"/>
      <style:text-properties fo:text-transform="uppercase" fo:color="#243f60" loext:opacity="100%" fo:font-size="11pt" fo:letter-spacing="0.026cm" style:font-size-asian="11pt" style:font-size-complex="11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.751cm" fo:margin-right="8.747cm" fo:margin-top="0.529cm" fo:margin-bottom="0.423cm" style:contextual-spacing="false" fo:text-indent="0cm" style:auto-text-indent="false" fo:padding-left="0.071cm" fo:padding-right="0cm" fo:padding-top="0.071cm" fo:padding-bottom="0cm" fo:border-left="0.74pt dotted #4f81bd" fo:border-right="none" fo:border-top="0.74pt dotted #4f81bd" fo:border-bottom="none"/>
      <style:text-properties fo:color="#365f91" loext:opacity="100%" fo:font-size="11pt" fo:letter-spacing="0.018cm" fo:language="es" fo:country="ES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cm" fo:margin-right="0cm" fo:margin-top="0.529cm" fo:margin-bottom="0cm" style:contextual-spacing="false" fo:text-indent="0.751cm" style:auto-text-indent="false" fo:padding-left="0cm" fo:padding-right="0cm" fo:padding-top="0cm" fo:padding-bottom="0.035cm" fo:border-left="none" fo:border-right="none" fo:border-top="none" fo:border-bottom="0.74pt solid #4f81bd"/>
      <style:text-properties fo:text-transform="uppercase" fo:color="#365f91" loext:opacity="100%" fo:font-size="11pt" fo:letter-spacing="0.018cm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cm" fo:margin-right="0cm" fo:margin-top="0.529cm" fo:margin-bottom="0cm" style:contextual-spacing="false" fo:text-indent="0.751cm" style:auto-text-indent="false" fo:padding-left="0cm" fo:padding-right="0cm" fo:padding-top="0cm" fo:padding-bottom="0.035cm" fo:border-left="none" fo:border-right="none" fo:border-top="none" fo:border-bottom="0.74pt dotted #4f81bd"/>
      <style:text-properties fo:text-transform="uppercase" fo:color="#365f91" loext:opacity="100%" fo:font-size="11pt" fo:letter-spacing="0.018cm" style:font-size-asian="11pt" style:font-size-complex="11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cm" fo:margin-right="0cm" fo:margin-top="0.529cm" fo:margin-bottom="0cm" style:contextual-spacing="false" fo:text-indent="0.751cm" style:auto-text-indent="false"/>
      <style:text-properties fo:text-transform="uppercase" fo:color="#365f91" loext:opacity="100%" fo:font-size="11pt" fo:letter-spacing="0.018cm" style:font-size-asian="11pt" style:font-size-complex="11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cm" fo:margin-right="0cm" fo:margin-top="0.529cm" fo:margin-bottom="0cm" style:contextual-spacing="false" fo:text-indent="0.751cm" style:auto-text-indent="false"/>
      <style:text-properties fo:text-transform="uppercase" fo:font-size="9pt" fo:letter-spacing="0.018cm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0cm" fo:margin-right="0cm" fo:margin-top="0.529cm" fo:margin-bottom="0cm" style:contextual-spacing="false" fo:text-indent="0.751cm" style:auto-text-indent="false"/>
      <style:text-properties fo:text-transform="uppercase" fo:font-size="9pt" fo:letter-spacing="0.018cm" fo:font-style="italic" style:font-size-asian="9pt" style:font-style-asian="italic" style:font-size-complex="9pt"/>
    </style:style>
    <style:style style:name="Encabezado" style:family="paragraph" style:parent-style-name="Standard" style:default-outline-level="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caption" style:family="paragraph" style:parent-style-name="Standard" style:next-style-name="Standard" style:default-outline-level="">
      <style:text-properties fo:color="#365f91" loext:opacity="100%" fo:font-size="8pt" fo:font-weight="bold" style:font-size-asian="8pt" style:font-weight-asian="bold" style:font-size-complex="8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1.27cm" fo:margin-bottom="0.199cm" style:contextual-spacing="false"/>
      <style:text-properties fo:text-transform="uppercase" fo:color="#4f81bd" loext:opacity="100%" fo:font-size="26pt" fo:letter-spacing="0.018cm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764cm" style:contextual-spacing="false" fo:line-height="100%"/>
      <style:text-properties fo:text-transform="uppercase" fo:color="#595959" loext:opacity="100%" fo:font-size="12pt" fo:letter-spacing="0.018cm" style:font-size-asian="12pt" style:font-size-complex="12pt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99cm" style:contextual-spacing="false" fo:text-indent="0.751cm" style:auto-text-indent="false"/>
    </style:style>
    <style:style style:name="Quote" style:family="paragraph" style:parent-style-name="Standard" style:next-style-name="Standard" style:default-outline-level="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2.286cm" fo:margin-right="2.032cm" fo:margin-top="0cm" fo:margin-bottom="0cm" style:contextual-spacing="false" fo:text-align="justify" style:justify-single-word="false" fo:text-indent="0.751cm" style:auto-text-indent="false" fo:padding-left="0.353cm" fo:padding-right="0cm" fo:padding-top="0.353cm" fo:padding-bottom="0cm" fo:border-left="0.51pt solid #4f81bd" fo:border-right="none" fo:border-top="0.51pt solid #4f81bd" fo:border-bottom="none"/>
      <style:text-properties fo:color="#4f81bd" loext:opacity="100%" fo:font-style="italic" style:font-style-asian="italic" style:font-style-complex="italic"/>
    </style:style>
    <style:style style:name="TOA_20_Heading" style:display-name="TOA Heading" style:family="paragraph" style:parent-style-name="Heading_20_1" style:next-style-name="Standard" style:default-outline-level="">
      <loext:graphic-properties draw:fill="solid" draw:fill-color="#4f81bd"/>
      <style:paragraph-properties fo:background-color="#4f81b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es" fo:country="ES" style:font-name-asian="Times New Roman" style:font-family-asian="'Times New Roman'" style:font-family-generic-asian="system" style:font-pitch-asian="variable" style:language-asian="es" style:country-asian="ES" style:font-name-complex="Courier New1" style:font-family-complex="'Courier New'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size-complex="8pt"/>
    </style:style>
    <style:style style:name="Título_20_1_20_Car" style:display-name="Título 1 Car" style:family="text" style:parent-style-name="Default_20_Paragraph_20_Font">
      <style:text-properties fo:text-transform="uppercase" fo:color="#ffffff" loext:opacity="100%" fo:letter-spacing="0.026cm" fo:background-color="#000080"/>
    </style:style>
    <style:style style:name="Título_20_2_20_Car" style:display-name="Título 2 Car" style:family="text" style:parent-style-name="Default_20_Paragraph_20_Font">
      <style:text-properties fo:text-transform="uppercase" fo:letter-spacing="0.026cm" fo:background-color="#0000ff"/>
    </style:style>
    <style:style style:name="Título_20_3_20_Car" style:display-name="Título 3 Car" style:family="text" style:parent-style-name="Default_20_Paragraph_20_Font">
      <style:text-properties fo:text-transform="uppercase" fo:color="#243f60" loext:opacity="100%" fo:letter-spacing="0.026cm"/>
    </style:style>
    <style:style style:name="Título_20_4_20_Car" style:display-name="Título 4 Car" style:family="text" style:parent-style-name="Default_20_Paragraph_20_Font">
      <style:text-properties fo:color="#365f91" loext:opacity="100%" fo:letter-spacing="0.018cm" fo:language="es" fo:country="ES"/>
    </style:style>
    <style:style style:name="Título_20_5_20_Car" style:display-name="Título 5 Car" style:family="text" style:parent-style-name="Default_20_Paragraph_20_Font">
      <style:text-properties fo:text-transform="uppercase" fo:color="#365f91" loext:opacity="100%" fo:letter-spacing="0.018cm"/>
    </style:style>
    <style:style style:name="Título_20_6_20_Car" style:display-name="Título 6 Car" style:family="text" style:parent-style-name="Default_20_Paragraph_20_Font">
      <style:text-properties fo:text-transform="uppercase" fo:color="#365f91" loext:opacity="100%" fo:letter-spacing="0.018cm"/>
    </style:style>
    <style:style style:name="Título_20_7_20_Car" style:display-name="Título 7 Car" style:family="text" style:parent-style-name="Default_20_Paragraph_20_Font">
      <style:text-properties fo:text-transform="uppercase" fo:color="#365f91" loext:opacity="100%" fo:letter-spacing="0.018cm"/>
    </style:style>
    <style:style style:name="Título_20_8_20_Car" style:display-name="Título 8 Car" style:family="text" style:parent-style-name="Default_20_Paragraph_20_Font">
      <style:text-properties fo:text-transform="uppercase" fo:font-size="9pt" fo:letter-spacing="0.018cm" style:font-size-asian="9pt" style:font-size-complex="9pt"/>
    </style:style>
    <style:style style:name="Título_20_9_20_Car" style:display-name="Título 9 Car" style:family="text" style:parent-style-name="Default_20_Paragraph_20_Font">
      <style:text-properties fo:text-transform="uppercase" fo:font-size="9pt" fo:letter-spacing="0.018cm" fo:font-style="italic" style:font-size-asian="9pt" style:font-style-asian="italic" style:font-size-complex="9pt"/>
    </style:style>
    <style:style style:name="Título_20_Car" style:display-name="Título Car" style:family="text" style:parent-style-name="Default_20_Paragraph_20_Font">
      <style:text-properties fo:text-transform="uppercase" fo:color="#4f81bd" loext:opacity="100%" fo:font-size="26pt" fo:letter-spacing="0.018cm" style:font-size-asian="26pt" style:font-size-complex="26pt"/>
    </style:style>
    <style:style style:name="Subtítulo_20_Car" style:display-name="Subtítulo Car" style:family="text" style:parent-style-name="Default_20_Paragraph_20_Font">
      <style:text-properties fo:text-transform="uppercase" fo:color="#595959" loext:opacity="100%" fo:font-size="12pt" fo:letter-spacing="0.018cm" style:font-size-asian="12pt" style:font-size-complex="12pt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loext:opacity="100%" fo:letter-spacing="0.009cm" fo:font-style="italic" style:font-style-asian="italic" style:font-style-complex="italic"/>
    </style:style>
    <style:style style:name="Sin_20_espaciado_20_Car" style:display-name="Sin espaciado Car" style:family="text" style:parent-style-name="Default_20_Paragraph_20_Font">
      <style:text-properties fo:font-size="10pt" style:font-size-asian="10pt" style:font-size-complex="10pt"/>
    </style:style>
    <style:style style:name="Cita_20_Car" style:display-name="Cita Car" style:family="text" style:parent-style-name="Default_20_Paragraph_20_Font">
      <style:text-properties fo:font-size="10pt" fo:font-style="italic" style:font-size-asian="10pt" style:font-style-asian="italic" style:font-size-complex="10pt" style:font-style-complex="italic"/>
    </style:style>
    <style:style style:name="Cita_20_destacada_20_Car" style:display-name="Cita destacada Car" style:family="text" style:parent-style-name="Default_20_Paragraph_20_Font">
      <style:text-properties fo:color="#4f81bd" loext:opacity="100%" fo:font-size="10pt" fo:font-style="italic" style:font-size-asian="10pt" style:font-style-asian="italic" style:font-size-complex="10pt" style:font-style-complex="italic"/>
    </style:style>
    <style:style style:name="Subtle_20_Emphasis" style:display-name="Subtle Emphasis" style:family="text">
      <style:text-properties fo:color="#243f60" loext:opacity="100%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243f60" loext:opacity="100%" fo:letter-spacing="0.018cm" fo:font-weight="bold" style:font-weight-asian="bold" style:font-weight-complex="bold"/>
    </style:style>
    <style:style style:name="Subtle_20_Reference" style:display-name="Subtle Reference" style:family="text">
      <style:text-properties fo:color="#4f81bd" loext:opacity="100%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4f81bd" loext:opacity="100%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Encabezado_20_Car" style:display-name="Encabezado Car" style:family="text" style:parent-style-name="Default_20_Paragraph_20_Font">
      <style:text-properties fo:font-size="10pt" style:font-size-asian="10pt" style:font-size-complex="10pt"/>
    </style:style>
    <style:style style:name="Pie_20_de_20_página_20_Car" style:display-name="Pie de página Car" style:family="text" style:parent-style-name="Default_20_Paragraph_20_Font">
      <style:text-properties fo:font-size="10pt" style:font-size-asian="10pt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fo:language="es" fo:country="ES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code-number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comment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alibri1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>
        <style:tab-stops>
          <style:tab-stop style:position="7.5cm" style:type="center"/>
          <style:tab-stop style:position="15cm" style:type="right"/>
          <style:tab-stop style:position="16.9cm" style:type="right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style:font-name="Cambria"/>
    </style:style>
    <style:style style:name="MT1" style:family="text">
      <style:text-properties fo:language="es" fo:country="ES"/>
    </style:style>
    <style:style style:name="MT2" style:family="text">
      <style:text-properties fo:language="es" fo:country="ES" officeooo:rsid="000aa9c1"/>
    </style:style>
    <style:page-layout style:name="Mpm1">
      <style:page-layout-properties fo:page-width="21.001cm" fo:page-height="29.7cm" style:num-format="1" style:print-orientation="portrait" fo:margin-top="1.27cm" fo:margin-bottom="0.824cm" fo:margin-left="2cm" fo:margin-right="2cm" style:writing-mode="lr-tb" style:layout-grid-color="#c0c0c0" style:layout-grid-lines="5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1.177cm" fo:margin-left="0cm" fo:margin-right="0cm" fo:margin-top="1.0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Sistemas Gráficos 202</text:span><text:span text:style-name="MT2">3</text:span><text:span text:style-name="MT1">/202</text:span><text:span text:style-name="MT2">4</text:span><text:span text:style-name="MT1"><text:tab/><text:tab/>Práctica 2: Creación de un Sistema Gráfico Libre</text:span></text:p>
      </style:header>
      <style:footer>
        <text:p text:style-name="MP2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0</meta:creation-date>
    <meta:initial-creator>fjmelero</meta:initial-creator>
    <dc:language>es-ES</dc:language>
    <meta:print-date>2016-02-04T16:02:37</meta:print-date>
    <dc:date>2024-02-15T15:46:36.586254335</dc:date>
    <meta:editing-cycles>90</meta:editing-cycles>
    <meta:editing-duration>PT17H46M13S</meta:editing-duration>
    <meta:generator>LibreOffice/7.3.7.2$Linux_X86_64 LibreOffice_project/30$Build-2</meta:generator>
    <meta:document-statistic meta:table-count="0" meta:image-count="0" meta:object-count="0" meta:page-count="1" meta:paragraph-count="15" meta:word-count="181" meta:character-count="1299" meta:non-whitespace-character-count="1129"/>
    <meta:user-defined meta:name="AppVersion">14.0000</meta:user-defined>
    <meta:user-defined meta:name="Company">Univ. Granad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